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3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13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7">1 Preface<text:tab/>2</text:p>
          <text:p text:style-name="P12">1.1 Legal Statements<text:tab/>2</text:p>
          <text:p text:style-name="P12">1.2 Restricted Rights Legend<text:tab/>2</text:p>
          <text:p text:style-name="P12">1.3 Additional Resources<text:tab/>2</text:p>
          <text:p text:style-name="P14">1.3.1 WEB Sites<text:tab/>2</text:p>
          <text:p text:style-name="P14">1.3.2 Mailing Lists<text:tab/>3</text:p>
          <text:p text:style-name="P12">1.4 Conventions Used in this Document<text:tab/>3</text:p>
          <text:p text:style-name="P17">2 Introduction<text:tab/>4</text:p>
          <text:p text:style-name="P12">2.1 Intended Audience<text:tab/>4</text:p>
          <text:p text:style-name="P12">2.2 What Platforms Are Supported<text:tab/>4</text:p>
        </text:index-body>
      </text:table-of-content>
      <text:p text:style-name="P3"/>
      <text:h text:style-name="P15" text:outline-level="1"><text:s/>Preface</text:h>
      <text:h text:style-name="Heading_20_2" text:outline-level="2"><text:s/><text:bookmark-start text:name="RH_PD_TOC_BK"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85086518" text:style-name="L1">
        <text:list-item>
          <text:p text:style-name="P9">Netconf Central</text:p>
          <text:list>
            <text:list-item>
              <text:p text:style-name="P8"><text:a xlink:type="simple" xlink:href="http://www.netconfcentral.org/">http://www.netconfcentral.org</text:a></text:p>
            </text:list-item>
            <text:list-item>
              <text:p text:style-name="P8">Free information on NETCONF and YANG, tutorials, on-line YANG module validation and documentation database </text:p>
            </text:list-item>
          </text:list>
        </text:list-item>
        <text:list-item>
          <text:p text:style-name="P9">Yang Central</text:p>
          <text:list>
            <text:list-item>
              <text:p text:style-name="P8"><text:a xlink:type="simple" xlink:href="http://www.yang-central.org/">http://www.yang-central.org</text:a></text:p>
            </text:list-item>
            <text:list-item>
              <text:p text:style-name="P8">Free information and tutorials on YANG, free YANG tools for download</text:p>
            </text:list-item>
          </text:list>
        </text:list-item>
        <text:list-item>
          <text:p text:style-name="P9">NETCONF Working Group Wiki Page</text:p>
          <text:list>
            <text:list-item>
              <text:p text:style-name="P10"><text:a xlink:type="simple" xlink:href="http://trac.tools.ietf.org/wg/netconf/trac/wiki">http://trac.tools.ietf.org/wg/netconf/trac/wiki</text:a></text:p>
            </text:list-item>
            <text:list-item>
              <text:p text:style-name="P10">Free information on NETCONF standardization activities and NETCONF implementations</text:p>
            </text:list-item>
          </text:list>
        </text:list-item>
        <text:list-item>
          <text:p text:style-name="P9"><text:soft-page-break/>NETCONF WG Status Page</text:p>
          <text:list>
            <text:list-item>
              <text:p text:style-name="P10">http://tools.ietf.org/wg/netconf/</text:p>
            </text:list-item>
            <text:list-item>
              <text:p text:style-name="P10">IETF Internet draft status for NETCONF documents</text:p>
            </text:list-item>
          </text:list>
        </text:list-item>
        <text:list-item>
          <text:p text:style-name="P9">libsmi Home Page</text:p>
          <text:list>
            <text:list-item>
              <text:p text:style-name="P10"><text:a xlink:type="simple" xlink:href="http://www.ibr.cs.tu-bs.de/projects/libsmi/">http://www.ibr.cs.tu-bs.de/projects/libsmi/</text:a></text:p>
            </text:list-item>
            <text:list-item>
              <text:p text:style-name="P10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00518022" text:style-name="L2">
        <text:list-item>
          <text:p text:style-name="P11"><text:span text:style-name="Internet_20_link"><text:span text:style-name="T1">NETCONF Working Group</text:span></text:span></text:p>
          <text:list>
            <text:list-item>
              <text:p text:style-name="P11"><text:span text:style-name="Internet_20_link">http://www.ietf.org/html.charters/netconf-charter.html</text:span></text:p>
            </text:list-item>
            <text:list-item>
              <text:p text:style-name="P11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1"><text:span text:style-name="Internet_20_link"><text:span text:style-name="T1">NETMOD Working Group</text:span></text:span></text:p>
          <text:list>
            <text:list-item>
              <text:p text:style-name="P11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1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5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rograms.</text:p>
      <text:h text:style-name="Heading_20_2" text:outline-level="2"><text:s/>What Platforms Are Supported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4</text:page-number><text:tab/><text:user-defined text:name="Info 1">Version 0.10</text:user-defined></text:p>
      </style:footer>
      <style:footer-left>
        <text:p text:style-name="Footer">Page <text:page-number text:select-page="current">4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59</meta:editing-cycles>
    <meta:editing-duration>PT287H50M10S</meta:editing-duration>
    <meta:initial-creator>Andy Bierman</meta:initial-creator>
    <dc:date>2010-01-27T11:34:19</dc:date>
    <dc:creator>Andy Bierman</dc:creator>
    <meta:document-statistic meta:table-count="1" meta:image-count="1" meta:object-count="0" meta:page-count="6" meta:paragraph-count="82" meta:word-count="518" meta:character-count="3431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